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style:paragraph-properties fo:margin-top="0cm" fo:margin-bottom="0.494cm" loext:contextual-spacing="false" style:page-number="auto"/>
    </style:style>
    <style:style style:name="P2" style:family="paragraph" style:parent-style-name="Normal_20__28_Web_29_">
      <style:paragraph-properties fo:margin-top="0.494cm" fo:margin-bottom="0.494cm" loext:contextual-spacing="false"/>
    </style:style>
    <style:style style:name="P3" style:family="paragraph" style:parent-style-name="Normal_20__28_Web_29_">
      <style:paragraph-properties fo:margin-top="0.494cm" fo:margin-bottom="0.494cm" loext:contextual-spacing="false"/>
      <style:text-properties fo:color="#000000" fo:font-size="13.5pt" style:font-size-asian="13.5pt" style:font-size-complex="13.5pt"/>
    </style:style>
    <style:style style:name="P4" style:family="paragraph" style:parent-style-name="Normal_20__28_Web_29_">
      <style:paragraph-properties fo:margin-top="0.494cm" fo:margin-bottom="0.494cm" loext:contextual-spacing="false"/>
      <style:text-properties fo:color="#000000" fo:font-size="13.5pt" officeooo:rsid="0007b170" officeooo:paragraph-rsid="0007b170" style:font-size-asian="13.5pt" style:font-size-complex="13.5pt"/>
    </style:style>
    <style:style style:name="P5" style:family="paragraph" style:parent-style-name="Normal_20__28_Web_29_" style:list-style-name="WWNum3">
      <style:paragraph-properties fo:margin-top="0.494cm" fo:margin-bottom="0.494cm" loext:contextual-spacing="false"/>
    </style:style>
    <style:style style:name="P6" style:family="paragraph" style:parent-style-name="Normal_20__28_Web_29_" style:list-style-name="WWNum2">
      <style:paragraph-properties fo:margin-top="0.494cm" fo:margin-bottom="0.494cm" loext:contextual-spacing="false"/>
    </style:style>
    <style:style style:name="P7" style:family="paragraph" style:parent-style-name="Normal_20__28_Web_29_" style:list-style-name="WWNum4">
      <style:paragraph-properties fo:margin-top="0.494cm" fo:margin-bottom="0.494cm" loext:contextual-spacing="false"/>
      <style:text-properties officeooo:rsid="0007b170" officeooo:paragraph-rsid="0007b170"/>
    </style:style>
    <style:style style:name="P8" style:family="paragraph" style:parent-style-name="Normal_20__28_Web_29_">
      <style:paragraph-properties fo:margin-top="0.494cm" fo:margin-bottom="0.494cm" loext:contextual-spacing="false"/>
      <style:text-properties fo:language="en" fo:country="US" officeooo:rsid="0007b170" officeooo:paragraph-rsid="0007b170"/>
    </style:style>
    <style:style style:name="P9" style:family="paragraph" style:parent-style-name="Normal_20__28_Web_29_" style:list-style-name="WWNum4">
      <style:paragraph-properties fo:margin-top="0.494cm" fo:margin-bottom="0.494cm" loext:contextual-spacing="false"/>
      <style:text-properties fo:language="en" fo:country="US" officeooo:rsid="0007b170" officeooo:paragraph-rsid="0007b170"/>
    </style:style>
    <style:style style:name="P10" style:family="paragraph" style:parent-style-name="Normal_20__28_Web_29_" style:list-style-name="WWNum4">
      <style:paragraph-properties fo:margin-top="0.494cm" fo:margin-bottom="0cm" loext:contextual-spacing="false"/>
    </style:style>
    <style:style style:name="P11" style:family="paragraph" style:parent-style-name="Normal_20__28_Web_29_" style:list-style-name="WWNum3">
      <style:paragraph-properties fo:margin-top="0.494cm" fo:margin-bottom="0cm" loext:contextual-spacing="false"/>
    </style:style>
    <style:style style:name="P12" style:family="paragraph" style:parent-style-name="Normal_20__28_Web_29_" style:list-style-name="WWNum2">
      <style:paragraph-properties fo:margin-top="0.494cm" fo:margin-bottom="0cm" loext:contextual-spacing="false"/>
    </style:style>
    <style:style style:name="T1" style:family="text">
      <style:text-properties fo:color="#000000" fo:font-size="13.5pt" style:font-size-asian="13.5pt" style:font-size-complex="13.5pt"/>
    </style:style>
    <style:style style:name="T2" style:family="text">
      <style:text-properties fo:color="#000000" fo:font-size="13.5pt" officeooo:rsid="0007b170" style:font-size-asian="13.5pt" style:font-size-complex="13.5pt"/>
    </style:style>
    <style:style style:name="T3" style:family="text">
      <style:text-properties fo:color="#000000" fo:font-size="13.5pt" fo:language="en" fo:country="US" style:font-size-asian="13.5pt" style:font-size-complex="13.5pt"/>
    </style:style>
    <style:style style:name="T4" style:family="text">
      <style:text-properties fo:color="#000000" fo:font-size="13.5pt" fo:language="en" fo:country="US" officeooo:rsid="0007b170" style:font-size-asian="13.5pt" style:font-size-complex="13.5pt"/>
    </style:style>
    <style:style style:name="T5" style:family="text">
      <style:text-properties fo:color="#000000" fo:font-size="13.5pt" fo:language="ru" fo:country="RU" style:font-size-asian="13.5pt" style:font-size-complex="13.5pt"/>
    </style:style>
    <style:style style:name="T6" style:family="text">
      <style:text-properties fo:color="#000000" fo:font-size="13.5pt" fo:language="ru" fo:country="RU" officeooo:rsid="0007b170" style:font-size-asian="13.5pt" style:font-size-complex="13.5pt"/>
    </style:style>
    <style:style style:name="T7" style:family="text">
      <style:text-properties fo:language="ru" fo:country="RU"/>
    </style:style>
    <style:style style:name="T8" style:family="text">
      <style:text-properties fo:language="ru" fo:country="RU" officeooo:rsid="0007e178"/>
    </style:style>
    <style:style style:name="T9" style:family="text">
      <style:text-properties fo:language="en" fo:country="US"/>
    </style:style>
    <style:style style:name="T10" style:family="text">
      <style:text-properties fo:language="en" fo:country="US" officeooo:rsid="0007e1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Яндекс.Лицей</text:span></text:p>
      <text:p text:style-name="P2"><text:span text:style-name="T1">Проект по </text:span><text:span text:style-name="T3">PyGame</text:span></text:p>
      <text:p text:style-name="P2"><text:span text:style-name="T1">Шувалов Фёдор, Савкин Константин</text:span></text:p>
      <text:p text:style-name="P2"><text:span text:style-name="T1"><text:line-break/>Стратегия </text:span><text:span text:style-name="T3">InDustStrategy</text:span></text:p>
      <text:p text:style-name="P2"><text:span text:style-name="T1">О геймплее:</text:span></text:p>
      <text:p text:style-name="P2"><text:span text:style-name="T1">Эта игра представляет собой пошаговую стратегию, где игрокам (от 2 до 4 ) предстоит запустить ракету, и помешать это сделать другим. Для достижения этой цели игроки должны строить различные здания, одни из которых будут вырабатывать ресурсы, тогда как другие будут уничтожать постройки противников. Побеждает первый игрок, запустивший ракету. Время на 1 партию зависит как от того, какая стоимость у ракеты, так и от того, наколько быстро участники делают свой ход.</text:span></text:p>
      <text:p text:style-name="P2"><text:span text:style-name="T1">Реализация.</text:span></text:p>
      <text:p text:style-name="P2"><text:span text:style-name="T1">Программный код включает в себя набор классов и функций, которые и выполняют всё работу.</text:span><text:bookmark text:name="_GoBack"/></text:p>
      <text:p text:style-name="P2"><text:span text:style-name="T1">Классы:</text:span></text:p>
      <text:p text:style-name="P8"><text:span text:style-name="T1">Board – </text:span><text:span text:style-name="T5">Игровое поле</text:span></text:p>
      <text:p text:style-name="P2"><text:span text:style-name="T1">Class </text:span><text:span text:style-name="T3">Buildings</text:span><text:span text:style-name="T1"> – отвечает за методы построек</text:span></text:p>
      <text:p text:style-name="P2"><text:span text:style-name="T1">Class </text:span><text:span text:style-name="T3">CommunicationsTypeError</text:span><text:span text:style-name="T1"> – отвечает за ошибку в подсчете внутреигровых коммуникаций</text:span></text:p>
      <text:p text:style-name="P2"><text:span text:style-name="T3">Class</text:span><text:span text:style-name="T1"> </text:span><text:span text:style-name="T3">Button,</text:span><text:span text:style-name="T5"> </text:span><text:span text:style-name="T6">P</text:span><text:span text:style-name="T6">lainTex</text:span><text:span text:style-name="T4">t</text:span><text:span text:style-name="T5"> </text:span><text:span text:style-name="T1">– класс, отвечающий за кнопку </text:span><text:span text:style-name="T2">и текст соответственно</text:span></text:p>
      <text:p text:style-name="P2"><text:span text:style-name="T1">Функции:</text:span></text:p>
      <text:list xml:id="list1359375515" text:style-name="WWNum4">
        <text:list-item>
          <text:p text:style-name="P10"><text:span text:style-name="T3">Coms_consuption – </text:span><text:span text:style-name="T1">подсчет расхода коммуникаций</text:span></text:p>
        </text:list-item>
        <text:list-item>
          <text:p text:style-name="P10"><text:span text:style-name="T3">My</text:span><text:span text:style-name="T1">_</text:span><text:span text:style-name="T3">copy</text:span><text:span text:style-name="T1"> – копирование массива третьей степени</text:span></text:p>
        </text:list-item>
        <text:list-item>
          <text:p text:style-name="P10"><text:span text:style-name="T3">Is</text:span><text:span text:style-name="T1">_</text:span><text:span text:style-name="T3">void</text:span><text:span text:style-name="T1">_</text:span><text:span text:style-name="T3">nearby</text:span><text:span text:style-name="T1"> – проверка на пустоту в сторонах относительно данной клетки</text:span></text:p>
        </text:list-item>
        <text:list-item>
          <text:p text:style-name="P10"><text:span text:style-name="T1">Com</text:span><text:span text:style-name="T3">munications</text:span><text:span text:style-name="T1">_</text:span><text:span text:style-name="T3">check</text:span><text:span text:style-name="T1"> – Обновления листа данной коммуникации</text:span></text:p>
        </text:list-item>
        <text:list-item>
          <text:p text:style-name="P10"><text:span text:style-name="T3">Group</text:span><text:span text:style-name="T1">_</text:span><text:span text:style-name="T3">cheker</text:span><text:span text:style-name="T1"> – поиск подключенных построек относительно данной коммуникации</text:span></text:p>
        </text:list-item>
        <text:list-item>
          <text:p text:style-name="P10"><text:soft-page-break/><text:span text:style-name="T3">Place</text:span><text:span text:style-name="T1">, </text:span><text:span text:style-name="T3">destroy</text:span><text:span text:style-name="T1"> – изменение игрового поля посредством создания/удаления построек</text:span></text:p>
        </text:list-item>
        <text:list-item>
          <text:p text:style-name="P7"><text:span text:style-name="T3">draw, set_text – </text:span><text:span text:style-name="T5">функции работы с кнопками и текстом</text:span></text:p>
        </text:list-item>
        <text:list-item>
          <text:p text:style-name="P9"><text:span text:style-name="T1">render – </text:span><text:span text:style-name="T5">вывод поля на экран</text:span></text:p>
        </text:list-item>
        <text:list-item>
          <text:p text:style-name="P9"><text:span text:style-name="T1">choosing_table – </text:span><text:span text:style-name="T5">функция, отвечающая за меню выбора построек.</text:span></text:p>
        </text:list-item>
      </text:list>
      <text:p text:style-name="P3"/>
      <text:p text:style-name="P2"><text:span text:style-name="T1">База данных:</text:span></text:p>
      <text:p text:style-name="P2"><text:span text:style-name="T1">Проект содержит одну базу данных, которая включает в себя </text:span><text:span text:style-name="T2">2</text:span><text:span text:style-name="T1"> таблицы:</text:span></text:p>
      <text:list xml:id="list2267561864" text:style-name="WWNum3">
        <text:list-item>
          <text:p text:style-name="P11"><text:span text:style-name="T3">Buildings</text:span></text:p>
        </text:list-item>
        <text:list-item>
          <text:p text:style-name="P5"><text:span text:style-name="T3">communications</text:span></text:p>
        </text:list-item>
      </text:list>
      <text:p text:style-name="P2"><text:span text:style-name="T1">Сам проект будет также размещен как репозиторий на GitHub.</text:span></text:p>
      <text:p text:style-name="P2"><text:span text:style-name="T1">Использованные библиотеки.</text:span></text:p>
      <text:list xml:id="list4161840691" text:style-name="WWNum2">
        <text:list-item>
          <text:p text:style-name="P12"><text:span text:style-name="T3">Pygame</text:span></text:p>
        </text:list-item>
        <text:list-item>
          <text:p text:style-name="P12"><text:span text:style-name="T3">Sqlite3</text:span></text:p>
          <text:p text:style-name="P6"><text:span text:style-name="T3"/></text:p>
        </text:list-item>
      </text:list>
      <text:p text:style-name="P4">Проделанная работа:</text:p>
      <text:p text:style-name="P4">Файл <text:span text:style-name="T9">menu – </text:span><text:span text:style-name="T7">К.Савкин/</text:span><text:span text:style-name="T10">ksavkin</text:span></text:p>
      <text:p text:style-name="P4"><text:span text:style-name="T7">Все остальное — Ф.Шувалов/ </text:span><text:span text:style-name="T10">Frodo/ProRobotnic(Frodo)/ProRobotnic/WierdGremlin</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4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line-height="150%" fo:text-align="center" style:justify-single-word="false" fo:keep-together="always" fo:keep-with-next="always"/>
      <style:text-properties fo:color="#0000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Код" style:family="paragraph" style:parent-style-name="Standard" style:auto-update="true" style:default-outline-level="">
      <style:paragraph-properties fo:margin-left="0cm" fo:margin-right="0cm" fo:text-indent="1.251cm" style:auto-text-indent="false"/>
      <style:text-properties style:font-name="Courier New" fo:font-family="'Courier New'" style:font-family-generic="roman" style:font-pitch="variable" fo:language="en" fo:country="US"/>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ru" style:country-asian="RU"/>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811001</meta:initial-creator>
    <meta:editing-cycles>3</meta:editing-cycles>
    <meta:creation-date>2021-01-07T20:15:00</meta:creation-date>
    <dc:date>2021-01-16T21:57:33.175000000</dc:date>
    <meta:editing-duration>PT43M34S</meta:editing-duration>
    <meta:generator>LibreOffice/6.3.4.2$Windows_X86_64 LibreOffice_project/60da17e045e08f1793c57c00ba83cdfce946d0aa</meta:generator>
    <meta:document-statistic meta:table-count="0" meta:image-count="0" meta:object-count="0" meta:page-count="2" meta:paragraph-count="35" meta:word-count="236" meta:character-count="1760" meta:non-whitespace-character-count="15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